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pt"/>
    </style:style>
    <style:style style:name="co2" style:family="table-column">
      <style:table-column-properties fo:break-before="auto" style:column-width="94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910.03pt" svg:height="850.34pt" svg:x="119.34pt" svg:y="2.78pt">
            <draw:object draw:notify-on-update-of-ranges="results.A1:results.A42 results.B1:result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C</text:p>
          </table:table-cell>
          <table:table-cell office:value-type="float" office:value="210.720052637198" calcext:value-type="float">
            <text:p>210.72005263719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64.1242311202876" calcext:value-type="float">
            <text:p>64.1242311202876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62.5935747341879" calcext:value-type="float">
            <text:p>62.5935747341879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56.8863340550904" calcext:value-type="float">
            <text:p>56.886334055090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55.6495433247295" calcext:value-type="float">
            <text:p>55.6495433247295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54.1871227019747" calcext:value-type="float">
            <text:p>54.1871227019747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42.1070570515596" calcext:value-type="float">
            <text:p>42.1070570515596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28.3061156759072" calcext:value-type="float">
            <text:p>28.3061156759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26.9584387435846" calcext:value-type="float">
            <text:p>26.958438743584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5.7784718655484" calcext:value-type="float">
            <text:p>25.7784718655484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4.9526912261468" calcext:value-type="float">
            <text:p>24.9526912261468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21.0151156630714" calcext:value-type="float">
            <text:p>21.0151156630714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19.5434117336622" calcext:value-type="float">
            <text:p>19.5434117336622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9.4409327208657" calcext:value-type="float">
            <text:p>19.440932720865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9.2862018146879" calcext:value-type="float">
            <text:p>19.2862018146879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9.0766641259468" calcext:value-type="float">
            <text:p>19.076664125946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8.9533522149149" calcext:value-type="float">
            <text:p>18.9533522149149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8.0589923816502" calcext:value-type="float">
            <text:p>18.058992381650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6.7462184776056" calcext:value-type="float">
            <text:p>16.746218477605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5.8013171527513" calcext:value-type="float">
            <text:p>15.801317152751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5.4908551253411" calcext:value-type="float">
            <text:p>15.4908551253411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15.379134386377" calcext:value-type="float">
            <text:p>15.37913438637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4.9671382835713" calcext:value-type="float">
            <text:p>14.967138283571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4.6590328313444" calcext:value-type="float">
            <text:p>14.6590328313444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13.2335275676369" calcext:value-type="float">
            <text:p>13.2335275676369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13.1436145884753" calcext:value-type="float">
            <text:p>13.1436145884753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3.0940636359154" calcext:value-type="float">
            <text:p>13.0940636359154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12.3614220458828" calcext:value-type="float">
            <text:p>12.3614220458828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11.7250036453143" calcext:value-type="float">
            <text:p>11.725003645314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1.5623385645335" calcext:value-type="float">
            <text:p>11.5623385645335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11.1340806251073" calcext:value-type="float">
            <text:p>11.1340806251073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0.7691630755094" calcext:value-type="float">
            <text:p>10.7691630755094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0.5294903677995" calcext:value-type="float">
            <text:p>10.529490367799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0.0793500017357" calcext:value-type="float">
            <text:p>10.0793500017357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9.9858991515469" calcext:value-type="float">
            <text:p>9.9858991515469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8.74593807580646" calcext:value-type="float">
            <text:p>8.74593807580646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8.68482380390842" calcext:value-type="float">
            <text:p>8.6848238039084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8.06169900677977" calcext:value-type="float">
            <text:p>8.06169900677977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7.24988486088405" calcext:value-type="float">
            <text:p>7.24988486088405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6.70721841999861" calcext:value-type="float">
            <text:p>6.70721841999861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5.18609082509658" calcext:value-type="float">
            <text:p>5.18609082509658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8T00:24:04.801038916</dc:date>
    <meta:editing-duration>PT26S</meta:editing-duration>
    <meta:editing-cycles>1</meta:editing-cycles>
    <meta:document-statistic meta:table-count="1" meta:cell-count="10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05cm" svg:height="29.999cm" xlink:href=".." xlink:type="simple" chart:class="chart:bar" chart:style-name="ch1">
        <chart:plot-area chart:style-name="ch2" table:cell-range-address="results.A1:results.B42" chart:data-source-has-labels="column" svg:x="0.642cm" svg:y="0.599cm" svg:width="30.821cm" svg:height="28.801cm">
          <chartooo:coordinate-region svg:x="1.519cm" svg:y="0.799cm" svg:width="29.944cm" svg:height="27.953cm"/>
          <chart:axis chart:dimension="x" chart:name="primary-x" chart:style-name="ch3" chartooo:axis-type="auto">
            <chartooo:date-scale/>
            <chart:categories table:cell-range-address="results.A1:results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B1:results.B42" chart:class="chart:bar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C</text:p>
                <draw:g>
                  <svg:desc>results.A1:results.A42</svg:desc>
                </draw:g>
              </table:table-cell>
              <table:table-cell office:value-type="float" office:value="210.720052637198">
                <text:p>210.720052637198</text:p>
                <draw:g>
                  <svg:desc>results.B1:results.B42</svg:desc>
                </draw:g>
              </table:table-cell>
            </table:table-row>
            <table:table-row>
              <table:table-cell office:value-type="string">
                <text:p>W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R</text:p>
              </table:table-cell>
              <table:table-cell office:value-type="float" office:value="64.1242311202876">
                <text:p>64.1242311202876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62.5935747341879">
                <text:p>62.5935747341879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56.8863340550904">
                <text:p>56.8863340550904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55.6495433247295">
                <text:p>55.6495433247295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54.1871227019747">
                <text:p>54.1871227019747</text:p>
              </table:table-cell>
            </table:table-row>
            <table:table-row>
              <table:table-cell office:value-type="string">
                <text:p>UT</text:p>
              </table:table-cell>
              <table:table-cell office:value-type="float" office:value="42.1070570515596">
                <text:p>42.1070570515596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28.3061156759072">
                <text:p>28.3061156759072</text:p>
              </table:table-cell>
            </table:table-row>
            <table:table-row>
              <table:table-cell office:value-type="string">
                <text:p>VT</text:p>
              </table:table-cell>
              <table:table-cell office:value-type="float" office:value="26.9584387435846">
                <text:p>26.9584387435846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25.7784718655484">
                <text:p>25.7784718655484</text:p>
              </table:table-cell>
            </table:table-row>
            <table:table-row>
              <table:table-cell office:value-type="string">
                <text:p>MN</text:p>
              </table:table-cell>
              <table:table-cell office:value-type="float" office:value="24.9526912261468">
                <text:p>24.9526912261468</text:p>
              </table:table-cell>
            </table:table-row>
            <table:table-row>
              <table:table-cell office:value-type="string">
                <text:p>NH</text:p>
              </table:table-cell>
              <table:table-cell office:value-type="float" office:value="21.0151156630714">
                <text:p>21.0151156630714</text:p>
              </table:table-cell>
            </table:table-row>
            <table:table-row>
              <table:table-cell office:value-type="string">
                <text:p>NM</text:p>
              </table:table-cell>
              <table:table-cell office:value-type="float" office:value="19.5434117336622">
                <text:p>19.5434117336622</text:p>
              </table:table-cell>
            </table:table-row>
            <table:table-row>
              <table:table-cell office:value-type="string">
                <text:p>VA</text:p>
              </table:table-cell>
              <table:table-cell office:value-type="float" office:value="19.4409327208657">
                <text:p>19.4409327208657</text:p>
              </table:table-cell>
            </table:table-row>
            <table:table-row>
              <table:table-cell office:value-type="string">
                <text:p>MD</text:p>
              </table:table-cell>
              <table:table-cell office:value-type="float" office:value="19.2862018146879">
                <text:p>19.2862018146879</text:p>
              </table:table-cell>
            </table:table-row>
            <table:table-row>
              <table:table-cell office:value-type="string">
                <text:p>AZ</text:p>
              </table:table-cell>
              <table:table-cell office:value-type="float" office:value="19.0766641259468">
                <text:p>19.0766641259468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18.9533522149149">
                <text:p>18.9533522149149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18.0589923816502">
                <text:p>18.0589923816502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16.7462184776056">
                <text:p>16.746218477605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15.8013171527513">
                <text:p>15.8013171527513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15.4908551253411">
                <text:p>15.4908551253411</text:p>
              </table:table-cell>
            </table:table-row>
            <table:table-row>
              <table:table-cell office:value-type="string">
                <text:p>WI</text:p>
              </table:table-cell>
              <table:table-cell office:value-type="float" office:value="15.379134386377">
                <text:p>15.379134386377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14.9671382835713">
                <text:p>14.9671382835713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14.6590328313444">
                <text:p>14.6590328313444</text:p>
              </table:table-cell>
            </table:table-row>
            <table:table-row>
              <table:table-cell office:value-type="string">
                <text:p>MI</text:p>
              </table:table-cell>
              <table:table-cell office:value-type="float" office:value="13.2335275676369">
                <text:p>13.2335275676369</text:p>
              </table:table-cell>
            </table:table-row>
            <table:table-row>
              <table:table-cell office:value-type="string">
                <text:p>NJ</text:p>
              </table:table-cell>
              <table:table-cell office:value-type="float" office:value="13.1436145884753">
                <text:p>13.1436145884753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13.0940636359154">
                <text:p>13.0940636359154</text:p>
              </table:table-cell>
            </table:table-row>
            <table:table-row>
              <table:table-cell office:value-type="string">
                <text:p>OH</text:p>
              </table:table-cell>
              <table:table-cell office:value-type="float" office:value="12.3614220458828">
                <text:p>12.3614220458828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11.7250036453143">
                <text:p>11.7250036453143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11.5623385645335">
                <text:p>11.5623385645335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11.1340806251073">
                <text:p>11.1340806251073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10.7691630755094">
                <text:p>10.7691630755094</text:p>
              </table:table-cell>
            </table:table-row>
            <table:table-row>
              <table:table-cell office:value-type="string">
                <text:p>KS</text:p>
              </table:table-cell>
              <table:table-cell office:value-type="float" office:value="10.5294903677995">
                <text:p>10.5294903677995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10.0793500017357">
                <text:p>10.0793500017357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9.9858991515469">
                <text:p>9.9858991515469</text:p>
              </table:table-cell>
            </table:table-row>
            <table:table-row>
              <table:table-cell office:value-type="string">
                <text:p>NV</text:p>
              </table:table-cell>
              <table:table-cell office:value-type="float" office:value="8.74593807580646">
                <text:p>8.74593807580646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8.68482380390842">
                <text:p>8.68482380390842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8.06169900677977">
                <text:p>8.06169900677977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7.24988486088405">
                <text:p>7.24988486088405</text:p>
              </table:table-cell>
            </table:table-row>
            <table:table-row>
              <table:table-cell office:value-type="string">
                <text:p>OK</text:p>
              </table:table-cell>
              <table:table-cell office:value-type="float" office:value="6.70721841999861">
                <text:p>6.70721841999861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5.18609082509658">
                <text:p>5.18609082509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